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e666" officeooo:paragraph-rsid="0019e666"/>
    </style:style>
    <style:style style:name="P2" style:family="paragraph" style:parent-style-name="Standard">
      <style:text-properties fo:font-weight="normal" officeooo:rsid="001a5269" officeooo:paragraph-rsid="001a5269" style:font-weight-asian="normal" style:font-weight-complex="normal"/>
    </style:style>
    <style:style style:name="P3" style:family="paragraph" style:parent-style-name="Standard">
      <style:text-properties fo:font-weight="normal" officeooo:rsid="001d5fea" officeooo:paragraph-rsid="001d5fea" style:font-weight-asian="normal" style:font-weight-complex="normal"/>
    </style:style>
    <style:style style:name="P4" style:family="paragraph" style:parent-style-name="Standard">
      <style:text-properties fo:font-weight="normal" officeooo:rsid="001f347b" officeooo:paragraph-rsid="001f347b" style:font-weight-asian="normal" style:font-weight-complex="normal"/>
    </style:style>
    <style:style style:name="P5" style:family="paragraph" style:parent-style-name="Standard">
      <style:text-properties fo:font-weight="normal" officeooo:rsid="00206fb1" officeooo:paragraph-rsid="00206fb1" style:font-weight-asian="normal" style:font-weight-complex="normal"/>
    </style:style>
    <style:style style:name="P6" style:family="paragraph" style:parent-style-name="Standard">
      <style:text-properties fo:font-weight="normal" officeooo:rsid="0021dcf6" officeooo:paragraph-rsid="0021dcf6" style:font-weight-asian="normal" style:font-weight-complex="normal"/>
    </style:style>
    <style:style style:name="P7" style:family="paragraph" style:parent-style-name="Standard">
      <style:text-properties officeooo:paragraph-rsid="001a5269"/>
    </style:style>
    <style:style style:name="P8" style:family="paragraph" style:parent-style-name="Standard">
      <style:text-properties officeooo:rsid="001d5fea" officeooo:paragraph-rsid="001d5fea"/>
    </style:style>
    <style:style style:name="P9" style:family="paragraph" style:parent-style-name="Standard">
      <style:text-properties fo:font-weight="bold" officeooo:rsid="001d5fea" officeooo:paragraph-rsid="001d5fea" style:font-weight-asian="bold" style:font-weight-complex="bold"/>
    </style:style>
    <style:style style:name="P10" style:family="paragraph" style:parent-style-name="Standard">
      <style:text-properties fo:font-weight="bold" officeooo:rsid="001a5269" officeooo:paragraph-rsid="0019e666" style:font-weight-asian="bold" style:font-weight-complex="bold"/>
    </style:style>
    <style:style style:name="P11" style:family="paragraph" style:parent-style-name="Standard">
      <style:text-properties fo:font-weight="bold" officeooo:rsid="001f347b" officeooo:paragraph-rsid="001f347b" style:font-weight-asian="bold" style:font-weight-complex="bold"/>
    </style:style>
    <style:style style:name="P12" style:family="paragraph" style:parent-style-name="Standard">
      <style:text-properties fo:font-weight="bold" officeooo:rsid="00206fb1" officeooo:paragraph-rsid="00206fb1" style:font-weight-asian="bold" style:font-weight-complex="bold"/>
    </style:style>
    <style:style style:name="P13" style:family="paragraph" style:parent-style-name="Standard">
      <style:text-properties fo:font-weight="bold" officeooo:rsid="0021dcf6" officeooo:paragraph-rsid="0021dcf6" style:font-weight-asian="bold" style:font-weight-complex="bold"/>
    </style:style>
    <style:style style:name="P14" style:family="paragraph" style:parent-style-name="Standard">
      <style:text-properties fo:font-weight="normal" officeooo:rsid="00206fb1" officeooo:paragraph-rsid="00206fb1" style:font-weight-asian="normal" style:font-weight-complex="normal"/>
    </style:style>
    <style:style style:name="T1" style:family="text">
      <style:text-properties officeooo:rsid="0019e666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5269" style:font-weight-asian="bold" style:font-weight-complex="bold"/>
    </style:style>
    <style:style style:name="T5" style:family="text">
      <style:text-properties fo:font-weight="bold" officeooo:rsid="0019e666" style:font-weight-asian="bold" style:font-weight-complex="bold"/>
    </style:style>
    <style:style style:name="T6" style:family="text">
      <style:text-properties fo:font-weight="bold" officeooo:rsid="001c5101" style:font-weight-asian="bold" style:font-weight-complex="bold"/>
    </style:style>
    <style:style style:name="T7" style:family="text">
      <style:text-properties fo:font-weight="bold" officeooo:rsid="001d5fea" style:font-weight-asian="bold" style:font-weight-complex="bold"/>
    </style:style>
    <style:style style:name="T8" style:family="text">
      <style:text-properties officeooo:rsid="001a5269"/>
    </style:style>
    <style:style style:name="T9" style:family="text">
      <style:text-properties officeooo:rsid="001c5101"/>
    </style:style>
    <style:style style:name="T10" style:family="text">
      <style:text-properties officeooo:rsid="001d3949"/>
    </style:style>
    <style:style style:name="T11" style:family="text">
      <style:text-properties fo:font-weight="normal" officeooo:rsid="001d3949" style:font-weight-asian="normal" style:font-weight-complex="normal"/>
    </style:style>
    <style:style style:name="T12" style:family="text">
      <style:text-properties officeooo:rsid="001d5f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en.wikipedia.org/wiki/Pallesthesia" text:style-name="Internet_20_link" text:visited-style-name="Visited_20_Internet_20_Link">Pallesthesia</text:a>: vibratory sensation </text:p>
      <text:p text:style-name="P1"><text:tab/>main conductors/ skin and bone</text:p>
      <text:p text:style-name="P1"><text:tab/>mechanoreceptors: Pacinian corpuscules, Merkel disk receptors and tactile corpuscules.</text:p>
      <text:p text:style-name="P8"><text:a xlink:type="simple" xlink:href="https://www.ncbi.nlm.nih.gov/books/NBK10895/" text:style-name="Internet_20_link" text:visited-style-name="Visited_20_Internet_20_Link"><text:span text:style-name="T3">https://www.ncbi.nlm.nih.gov/books/NBK10895/</text:span></text:a></text:p>
      <text:p text:style-name="P9"/>
      <text:p text:style-name="P1"><text:span text:style-name="T3">Pacinian corpuscules</text:span>: <text:span text:style-name="T3">deeper layers of the skin</text:span> (<text:span text:style-name="T10">also </text:span>subcutaneous tissues, muscles etc...). <text:span text:style-name="T9">250-350Hz targeted at fine surface structures, association with vibration and tickle, faster response time than Meissener’s. 10-15% on hand</text:span></text:p>
      <text:p text:style-name="P1"><text:span text:style-name="T3">Merkel disk receptor</text:span>: superficial epidermis/<text:span text:style-name="T8">hair follicles, slow. 25% of hand. Sensation of pleasure, shapes, edges and rough textures</text:span></text:p>
      <text:p text:style-name="P7"><text:span text:style-name="T5">Tactile corpuscules</text:span><text:span text:style-name="T1"> (</text:span>Meissner’s corpuscles<text:span text:style-name="T8">): </text:span><text:span text:style-name="T4">concentrated in the fingertips <text:s/></text:span><text:span text:style-name="T6">30-50Hz </text:span><text:span text:style-name="T11">targeted at roughly textured surfaces. 40% on hand</text:span></text:p>
      <text:p text:style-name="P10"/>
      <text:p text:style-name="P2">also logarithmic sensitivity <text:span text:style-name="T12">to vibration (eagleman2021)</text:span></text:p>
      <text:p text:style-name="P2"/>
      <text:p text:style-name="P2"><text:span text:style-name="T3">Ruffini endings</text:span> are slow adapting receptors that respond to skin stretch and are present in both the glabrous and hairy skin. <text:span text:style-name="T12">Not well understood. In deep skin, ligaments and tendons, sensitive to stretching. About 20% of hand receptors. </text:span><text:span text:style-name="T7">Respond to internal stimuli (proprioception)</text:span><text:span text:style-name="T12"> </text:span></text:p>
      <text:p text:style-name="P2"/>
      <text:p text:style-name="P2">referred to collectively as <text:span text:style-name="T2">low-</text:span><text:a xlink:type="simple" xlink:href="https://www.ncbi.nlm.nih.gov/books/n/neurosci/A2251/def-item/A2924/" text:style-name="Internet_20_link" text:visited-style-name="Visited_20_Internet_20_Link"><text:span text:style-name="T2">threshold</text:span></text:a> (or high-sensitivity) mechanoreceptors because even weak mechanical stimulation of the skin induces them to produce action potentials. All low-threshold mechanoreceptors are innervated by relatively large myelinated axons (type Aβ; see <text:a xlink:type="simple" xlink:href="https://www.ncbi.nlm.nih.gov/books/n/neurosci/A610/table/A611/?report=objectonly" office:target-frame-name="object" xlink:show="replace" text:style-name="Internet_20_link" text:visited-style-name="Visited_20_Internet_20_Link">Table 9.1</text:a>), ensuring the rapid central transmission of tactile information.</text:p>
      <text:p text:style-name="P2"/>
      <text:p text:style-name="P2"/>
      <text:p text:style-name="P2"><text:span text:style-name="Strong_20_Emphasis">dendrite</text:span>: branched projections of a neuron that conduct the impulses received from other neural cells to the cell body</text:p>
      <text:p text:style-name="P2"/>
      <text:p text:style-name="P3">sensory cell =&gt; afferent neuron =&gt; nervous system =&gt; brain</text:p>
      <text:p text:style-name="P3"/>
      <text:p text:style-name="P3"/>
      <text:p text:style-name="P13">Afferent vs efferent</text:p>
      <text:p text:style-name="P6"/>
      <text:p text:style-name="P3">The <text:s/>four <text:s/>cutaneous <text:s/>mechanoreceptive <text:s/>afferent <text:s/>neuron types <text:s/>that <text:s/>innervate <text:s/>the <text:s/>glabrous <text:s/>skin <text:s/>comprise <text:s/>slowlyadapting type 1 (SA1) afferents that end in Merkel cells,rapidly adapting (RA) afferents that end in Meissner cor-puscles, Pacinian (PC) afferents that end in PC corpuscles,and slowly adapting type 2 (SA2) afferents that are thoughtto terminate in Ruffini corpuscles. </text:p>
      <text:p text:style-name="P3"/>
      <text:p text:style-name="P3"/>
      <text:p text:style-name="P3"/>
      <text:p text:style-name="P3"/>
      <text:p text:style-name="Text_20_body">Introduction to the Senses: From Biology to Computer Science</text:p>
      <text:p text:style-name="P4">Book: <text:a xlink:type="simple" xlink:href="https://books.google.fr/books?hl=en&amp;lr=&amp;id=mNm_6RbLjFEC&amp;oi=fnd&amp;pg=PR9&amp;ots=E_Ooa7j55m&amp;sig=iy12hV10mRXpabvD_8_XJpTRhOQ&amp;redir_esc=y#v=onepage&amp;q&amp;f=false" text:style-name="Internet_20_link" text:visited-style-name="Visited_20_Internet_20_Link">https://books.google.fr/books?hl=en&amp;lr=&amp;id=mNm_6RbLjFEC&amp;oi=fnd&amp;pg=PR9&amp;ots=E_Ooa7j55m&amp;sig=iy12hV10mRXpabvD_8_XJpTRhOQ&amp;redir_esc=y#v=onepage&amp;q&amp;f=false</text:a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2T13:14:19.412813425</meta:creation-date>
    <meta:generator>LibreOffice/5.1.6.2$Linux_X86_64 LibreOffice_project/10m0$Build-2</meta:generator>
    <dc:date>2021-02-04T15:38:27.286939444</dc:date>
    <meta:editing-duration>PT1H41M23S</meta:editing-duration>
    <meta:editing-cycles>3</meta:editing-cycles>
    <meta:document-statistic meta:table-count="0" meta:image-count="0" meta:object-count="0" meta:page-count="1" meta:paragraph-count="16" meta:word-count="273" meta:character-count="2185" meta:non-whitespace-character-count="1910"/>
  </office:meta>
</office:document-meta>
</file>